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style:font-name-complex="David"/>
    </style:style>
    <style:style style:name="T7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9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7">70421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עיר הסרטים </text:span><text:span text:style-name="T4">–</text:span><text:span text:style-name="T4"> יס פלאנט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מתחם סופרלנד רחוב מאה העשרים 4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9"/>03-6286666 חדר בקרה, 0545588888 <text:s text:c="129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חדר בקרה ראשי בכניסה למבנה מאויש 24 שעות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בלוח פיקוד כבאים בכניסה ראשית למבנה מצד שמאל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/. בגג תחתון, גישה לגג דרך מפלס </text:span><text:span text:style-name="T4">VIP</text:span></text:p>
      <text:p text:style-name="P1"><text:span text:style-name="T1">מיקום ברזי כיבוי עיקריים "3</text:span><text:span text:style-name="T4"> ברחבות הערכות לרכבי כיבוי אש ובשטחי המגרש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דוד קידר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4462255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יציק עקיבא</text:p>
          </table:table-cell>
          <table:table-cell table:style-name="Table2.A1" office:value-type="string">
            <text:p text:style-name="P14">מנהל קולנוע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7336767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שלמה דואק</text:p>
          </table:table-cell>
          <table:table-cell table:style-name="Table2.A1" office:value-type="string">
            <text:p text:style-name="P14">קב"ט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7434377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8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חדר חשמל מתח גבוה (טרפו) במפלס גג תחתון, כולל מיכל סולר לגנרטור בגג הפתוח.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חדר </text:span><text:span text:style-name="T4">UPS </text:span><text:span text:style-name="T4">בקומת הקרנה, מפסק חרום מחוץ לחדר.</text:span></text:p>
          </table:table-cell>
        </table:table-row>
        <table:table-row table:style-name="Table3.1">
          <table:table-cell table:style-name="Table3.A1" office:value-type="string">
            <text:p text:style-name="P14">גז גפ"מ מסופק מצוברים תת קרקעיים, הספקת גז למסעדות במתחם.</text:p>
          </table:table-cell>
        </table:table-row>
        <table:table-row table:style-name="Table3.1">
          <table:table-cell table:style-name="Table3.A1" office:value-type="string">
            <text:p text:style-name="P14">אזורי פינוי אשפה ודחסנים בצד המזרחי במבנה הראשי, ובמבנה המסעדות בצד מערבי.</text:p>
          </table:table-cell>
        </table:table-row>
      </table:table>
      <text:p text:style-name="P1"><text:span text:style-name="T4"><text:s text:c="162"/></text:span><text:span text:style-name="T9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סולר</text:p>
          </table:table-cell>
          <table:table-cell table:style-name="Table4.A1" office:value-type="string">
            <text:p text:style-name="P14">1202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מיכל לגנרטור בגג, ובחדר משאבות כיבוי אש</text:p>
          </table:table-cell>
        </table:table-row>
        <table:table-row table:style-name="Table4.1">
          <table:table-cell table:style-name="Table4.A1" office:value-type="string">
            <text:p text:style-name="P14">גז גפ"מ</text:p>
          </table:table-cell>
          <table:table-cell table:style-name="Table4.A1" office:value-type="string">
            <text:p text:style-name="P14">1075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צובר גז בצד הדרום מערבי מבנה מסעדות</text:p>
          </table:table-cell>
        </table:table-row>
        <table:table-row table:style-name="Table4.1">
          <table:table-cell table:style-name="Table4.A1" office:value-type="string">
            <text:p text:style-name="P14">מצברי עופרת</text:p>
          </table:table-cell>
          <table:table-cell table:style-name="Table4.A1" office:value-type="string">
            <text:p text:style-name="P14">2800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"><text:span text:style-name="T4">בחדרי </text:span><text:span text:style-name="T4">UPS</text:span>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חדר בקרה ראשי בכניסה הראשית למבנה מאויש 24 שעות שליטה בכל מערכות הבניין</text:p>
          </table:table-cell>
        </table:table-row>
        <table:table-row table:style-name="Table5.1">
          <table:table-cell table:style-name="Table5.A1" office:value-type="string">
            <text:p text:style-name="P14">פיקוד כבאים בכניסה ראשית למבנה, כניסה לחניון, וכניסה למבנה מסעדות.</text:p>
          </table:table-cell>
        </table:table-row>
        <table:table-row table:style-name="Table5.1">
          <table:table-cell table:style-name="Table5.A1" office:value-type="string">
            <text:p text:style-name="P14">מפלס קומות הקרנה מגופי מערכת ספרינקלרים לכל אולם בנפרד</text:p>
          </table:table-cell>
        </table:table-row>
        <table:table-row table:style-name="Table5.1">
          <table:table-cell table:style-name="Table5.A1" office:value-type="string">
            <text:p text:style-name="P14">חדר משאבות כיבוי אש במפלס מרתף1- לובי מדרגות מס'3 כולל מאגר מים</text:p>
          </table:table-cell>
        </table:table-row>
        <text:soft-page-break/>
        <table:table-row table:style-name="Table5.1">
          <table:table-cell table:style-name="Table5.A1" office:value-type="string">
            <text:p text:style-name="P14">פתחי דחיסה למערכות מים לכיבוי אש בצד מערב ומזרח במבנה הראשי, וצד צפון במבנה מסעדות</text:p>
          </table:table-cell>
        </table:table-row>
        <table:table-row table:style-name="Table5.1">
          <table:table-cell table:style-name="Table5.A1" office:value-type="string">
            <text:p text:style-name="P14">לוח חשמל קריטי בחדר חשמל ראשי בגג מבנה כולל לוח גנרטור</text:p>
          </table:table-cell>
        </table:table-row>
        <table:table-row table:style-name="Table5.1">
          <table:table-cell table:style-name="Table5.A1" office:value-type="string">
            <text:p text:style-name="P14">מערכת שליטה בעשן בכל שטחי המבנה נשלטת מלוח פיקוד כבאים.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5T08:20:00</meta:creation-date>
    <dc:creator>מיכאל נפתלייב</dc:creator>
    <dc:date>2013-08-15T08:20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70" meta:word-count="327" meta:character-count="2259"/>
    <meta:generator>OpenOffice/4.0.1$Win32 OpenOffice.org_project/401m5$Build-9714</meta:generator>
  </office:meta>
</office:document-meta>
</file>